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.5cm" svg:y1="1.4cm" svg:x2="5.6cm" svg:y2="3cm">
          <text:p/>
        </draw:line>
        <draw:line draw:style-name="gr1" draw:text-style-name="P1" draw:layer="layout" svg:x1="8.2cm" svg:y1="3.5cm" svg:x2="13.416cm" svg:y2="3.501cm">
          <text:p/>
        </draw:line>
        <draw:frame draw:style-name="gr2" draw:layer="layout" svg:width="1.669cm" svg:height="1.15cm" svg:x="2.431cm" svg:y="0.9cm">
          <draw:text-box>
            <text:p>x<text:span text:style-name="T1">0</text:span>[i]</text:p>
          </draw:text-box>
        </draw:frame>
        <draw:frame draw:style-name="gr3" draw:layer="layout" svg:width="7.3cm" svg:height="1.75cm" svg:x="8cm" svg:y="2.3cm">
          <draw:text-box>
            <text:p>y[i]=x<text:span text:style-name="T1">0</text:span>[i]+x<text:span text:style-name="T1">1</text:span>[i]+・・+x<text:span text:style-name="T1">L-1</text:span>[i]</text:p>
          </draw:text-box>
        </draw:frame>
        <draw:frame draw:style-name="gr4" draw:text-style-name="P2" draw:layer="layout" svg:width="1.3cm" svg:height="0.933cm" svg:x="6.4cm" svg:y="3cm">
          <draw:text-box>
            <text:p><text:span text:style-name="T2">+</text:span></text:p>
          </draw:text-box>
        </draw:frame>
        <draw:custom-shape draw:style-name="gr5" draw:text-style-name="P1" draw:layer="layout" svg:width="2.6cm" svg:height="2.6cm" svg:x="5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5cm" svg:y1="5.6cm" svg:x2="5.6cm" svg:y2="4.2cm">
          <text:p/>
        </draw:line>
        <draw:frame draw:style-name="gr2" draw:layer="layout" svg:width="2.4cm" svg:height="1.15cm" svg:x="1.3cm" svg:y="4.3cm">
          <draw:text-box>
            <text:p>x<text:span text:style-name="T1">L-1</text:span>[i]</text:p>
          </draw:text-box>
        </draw:frame>
        <draw:frame draw:style-name="gr2" draw:layer="layout" svg:width="1.369cm" svg:height="1.615cm" svg:x="1.731cm" svg:y="3.103cm">
          <draw:text-box>
            <text:p>・</text:p>
            <text:p>・</text:p>
          </draw:text-box>
        </draw:frame>
        <draw:line draw:style-name="gr1" draw:text-style-name="P1" draw:layer="layout" svg:x1="1cm" svg:y1="3.1cm" svg:x2="5.6cm" svg:y2="3.5cm">
          <text:p/>
        </draw:line>
        <draw:frame draw:style-name="gr2" draw:layer="layout" svg:width="1.669cm" svg:height="1.15cm" svg:x="1.501cm" svg:y="2.05cm">
          <draw:text-box>
            <text:p>x<text:span text:style-name="T1">1</text:span>[i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7-01-19T18:24:13</meta:creation-date>
    <dc:date>2017-01-19T19:34:52</dc:date>
    <dc:creator>tokai </dc:creator>
    <meta:editing-duration>P0D</meta:editing-duration>
    <meta:editing-cycles>3</meta:editing-cycles>
    <meta:generator>LibreOffice/3.5$Linux_x86 LibreOffice_project/350m1$Build-2</meta:generator>
    <meta:document-statistic meta:object-count="11"/>
  </office:meta>
</office:document-meta>
</file>